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RuleBasedDamagerRepairer.setDocument( I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RuleBasedDamagerRepairer.getDamageRegion( ITypedRegion partition , DocumentEvent event , boolean documentPartitioningChang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nRuleBasedDamagerRepairer.NonRuleBasedDamagerRepairer( TextAttribute defaultTex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nRuleBasedDamagerRepairer.createPresentation( TextPresentation presentation , ITypedRegion reg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nRuleBasedDamagerRepairer.endOfLineOf( int off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nRuleBasedDamagerRepairer.addRange( TextPresentation presentation , int offset , int length , TextAttribute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